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.176cm" fo:margin-bottom="0.176cm" fo:line-height="100%"/>
    </style:style>
    <style:style style:name="P2" style:family="paragraph" style:parent-style-name="Standard" style:list-style-name="WWNum1" style:master-page-name="Standard">
      <style:paragraph-properties fo:margin-top="0.176cm" fo:margin-bottom="0.176cm" fo:line-height="100%" style:page-number="auto"/>
    </style:style>
    <style:style style:name="P3" style:family="paragraph" style:parent-style-name="Standard">
      <style:paragraph-properties fo:margin-left="1.249cm" fo:margin-right="0cm" fo:text-indent="0cm" style:auto-text-indent="fals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8"/>
    <style:style style:name="P6" style:family="paragraph" style:parent-style-name="List_20_Paragraph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 style:list-style-name="WWNum9">
      <style:paragraph-properties fo:text-align="justify" style:justify-single-word="false"/>
    </style:style>
    <style:style style:name="P9" style:family="paragraph" style:parent-style-name="List_20_Paragraph" style:list-style-name="WWNum11"/>
    <style:style style:name="P10" style:family="paragraph" style:parent-style-name="List_20_Paragraph" style:list-style-name="WWNum3">
      <style:paragraph-properties fo:margin-top="0.176cm" fo:margin-bottom="0.176cm" fo:line-height="100%"/>
    </style:style>
    <style:style style:name="P11" style:family="paragraph" style:parent-style-name="List_20_Paragraph" style:list-style-name="WWNum2">
      <style:paragraph-properties fo:margin-top="0.176cm" fo:margin-bottom="0.176cm" fo:line-height="100%"/>
    </style:style>
    <style:style style:name="P12" style:family="paragraph" style:parent-style-name="List_20_Paragraph" style:list-style-name="WWNum4">
      <style:paragraph-properties fo:margin-top="0.176cm" fo:margin-bottom="0.176cm" fo:line-height="100%"/>
    </style:style>
    <style:style style:name="P13" style:family="paragraph" style:parent-style-name="List_20_Paragraph" style:list-style-name="WWNum5">
      <style:paragraph-properties fo:margin-top="0.176cm" fo:margin-bottom="0.176cm" fo:line-height="100%"/>
    </style:style>
    <style:style style:name="P14" style:family="paragraph" style:parent-style-name="List_20_Paragraph" style:list-style-name="WWNum6">
      <style:paragraph-properties fo:margin-top="0.176cm" fo:margin-bottom="0.176cm" fo:line-height="100%"/>
    </style:style>
    <style:style style:name="P15" style:family="paragraph" style:parent-style-name="List_20_Paragraph">
      <style:paragraph-properties fo:margin-left="0cm" fo:margin-right="0cm" fo:text-indent="0cm" style:auto-text-indent="false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8" style:family="paragraph" style:parent-style-name="List_20_Paragraph">
      <style:paragraph-properties fo:margin-left="1.884cm" fo:margin-right="0cm" fo:text-align="justify" style:justify-single-word="false" fo:text-indent="0cm" style:auto-text-indent="false"/>
    </style:style>
    <style:style style:name="P19" style:family="paragraph" style:parent-style-name="List_20_Paragraph" style:list-style-name="WWNum9">
      <style:paragraph-properties fo:margin-left="3.133cm" fo:margin-right="0cm" fo:text-indent="0cm" style:auto-text-indent="false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es" style:country-asian="ES" style:font-weight-asian="bold" style:font-name-complex="Times New Roman1" style:font-size-complex="12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7616701" text:style-name="WWNum1">
        <text:list-item>
          <text:p text:style-name="P2"><text:span text:style-name="T2">¿Qué? (what)</text:span></text:p>
        </text:list-item>
      </text:list>
      <text:list xml:id="list1012067262" text:style-name="WWNum3">
        <text:list-item>
          <text:p text:style-name="P10"><text:span text:style-name="T1">Es un software diseñado para que los usuarios puedan prestar su dinero….</text:span></text:p>
        </text:list-item>
      </text:list>
      <text:list xml:id="list236763270" text:continue-list="list2367616701" text:style-name="WWNum1">
        <text:list-item>
          <text:p text:style-name="P1"><text:span text:style-name="T2">¿Quién? (who) </text:span></text:p>
        </text:list-item>
      </text:list>
      <text:list xml:id="list1235106346" text:style-name="WWNum2">
        <text:list-item>
          <text:p text:style-name="P11"><text:span text:style-name="T1">Lo hace. </text:span></text:p>
        </text:list-item>
        <text:list-item>
          <text:p text:style-name="P11"><text:span text:style-name="T1">Lo usa.</text:span></text:p>
          <text:list>
            <text:list-item>
              <text:p text:style-name="P11"><text:span text:style-name="T1">El que presta</text:span></text:p>
            </text:list-item>
            <text:list-item>
              <text:p text:style-name="P11"><text:span text:style-name="T1">El que pide.</text:span></text:p>
            </text:list-item>
            <text:list-item>
              <text:p text:style-name="P11"><text:span text:style-name="T1">El que gestiona.</text:span></text:p>
            </text:list-item>
          </text:list>
        </text:list-item>
      </text:list>
      <text:list xml:id="list1235107946" text:continue-list="list236763270" text:style-name="WWNum1">
        <text:list-item>
          <text:p text:style-name="P1"><text:span text:style-name="T2">¿Cómo? (how)</text:span></text:p>
        </text:list-item>
      </text:list>
      <text:list xml:id="list2032819210" text:style-name="WWNum4">
        <text:list-item>
          <text:p text:style-name="P12"><text:span text:style-name="T1">Software libre. Bazar.</text:span></text:p>
        </text:list-item>
        <text:list-item>
          <text:p text:style-name="P12"><text:span text:style-name="T1">Tecnologías.</text:span></text:p>
        </text:list-item>
      </text:list>
      <text:list xml:id="list1012068862" text:continue-list="list1235107946" text:style-name="WWNum1">
        <text:list-item>
          <text:p text:style-name="P1"><text:span text:style-name="T2">¿Cuándo? (when) </text:span></text:p>
        </text:list-item>
      </text:list>
      <text:list xml:id="list1412828516" text:style-name="WWNum5">
        <text:list-item>
          <text:p text:style-name="P13"><text:span text:style-name="T1">Historia del dinero.</text:span></text:p>
        </text:list-item>
        <text:list-item>
          <text:p text:style-name="P13"><text:span text:style-name="T1">Contextualización socioeconómica y cultural. Era digital.</text:span></text:p>
        </text:list-item>
      </text:list>
      <text:list xml:id="list2032820810" text:continue-list="list1012068862" text:style-name="WWNum1">
        <text:list-item>
          <text:p text:style-name="P1"><text:span text:style-name="T2">¿Dónde? (where) </text:span></text:p>
        </text:list-item>
      </text:list>
      <text:list xml:id="list2168955914" text:style-name="WWNum6">
        <text:list-item>
          <text:p text:style-name="P14"><text:span text:style-name="T1">Red. Redes sociales.</text:span></text:p>
        </text:list-item>
        <text:list-item>
          <text:p text:style-name="P14"><text:span text:style-name="T1">Descentralización. Inteligencia de enjambre.</text:span></text:p>
        </text:list-item>
      </text:list>
      <text:list xml:id="list1412830116" text:continue-list="list2032820810" text:style-name="WWNum1">
        <text:list-item>
          <text:p text:style-name="P1"><text:span text:style-name="T2">Por qué?</text:span></text:p>
        </text:list-item>
      </text:list>
      <text:list xml:id="list1624219333" text:style-name="WWNum7">
        <text:list-item>
          <text:p text:style-name="P4">Motivaciones en primera persona.</text:p>
          <text:list>
            <text:list-item>
              <text:p text:style-name="P4">Frustraciones ante la falta de transparencia del sistema financiero.</text:p>
            </text:list-item>
            <text:list-item>
              <text:p text:style-name="P4">Traslado del modelo open source al modelo financiero. </text:p>
            </text:list-item>
            <text:list-item>
              <text:p text:style-name="P4">Fuentes de las que bebo.</text:p>
              <text:list>
                <text:list-item>
                  <text:p text:style-name="P4">Llevo muchos años involucrado en el mundo del software libre.</text:p>
                </text:list-item>
                <text:list-item>
                  <text:p text:style-name="P4">Tras estudiar sistemas complejos … </text:p>
                </text:list-item>
                <text:list-item>
                  <text:p text:style-name="P4">Me he interesado por Cooperación como estrategia eficaz (teoría de juegos)</text:p>
                </text:list-item>
                <text:list-item>
                  <text:p text:style-name="P4">goteo</text:p>
                </text:list-item>
                <text:list-item>
                  <text:p text:style-name="P4">Movimientos sociales emergentes: 15 M, primavera <text:s/>árabe, wikilik, hardware libre</text:p>
                </text:list-item>
                <text:list-item>
                  <text:p text:style-name="P4">Bailarín.</text:p>
                </text:list-item>
                <text:list-item>
                  <text:p text:style-name="P4">Open </text:p>
                </text:list-item>
                <text:list-item>
                  <text:p text:style-name="P4"><text:soft-page-break/>Orsai </text:p>
                </text:list-item>
                <text:list-item>
                  <text:p text:style-name="P4">Microcréditos.</text:p>
                </text:list-item>
              </text:list>
            </text:list-item>
          </text:list>
        </text:list-item>
      </text:list>
      <text:p text:style-name="P15"/>
      <text:p text:style-name="Standard"/>
      <text:p text:style-name="Standard"/>
      <text:p text:style-name="Standard"><text:span text:style-name="T3">OBJETIVOS</text:span></text:p>
      <text:list xml:id="list2168957514" text:continue-numbering="true" text:style-name="WWNum7">
        <text:list-item>
          <text:p text:style-name="P4">Generales. Abuela <text:s/></text:p>
        </text:list-item>
      </text:list>
      <text:p text:style-name="P3">¿Qué quiero conseguir? Qué los usuarios tengan el control de su dinero sin necesidad de intermediarios. </text:p>
      <text:list xml:id="list1624220933" text:continue-numbering="true" text:style-name="WWNum7">
        <text:list-item>
          <text:p text:style-name="P4">Objetivos específicos.</text:p>
        </text:list-item>
      </text:list>
      <text:list xml:id="list1712226251" text:style-name="WWNum8">
        <text:list-item>
          <text:p text:style-name="P5">Planificar la visibilidad del proyecto (Pensar en: Hacer la web en la que se haga visible el proyecto. Redes sociales.</text:p>
        </text:list-item>
        <text:list-item>
          <text:p text:style-name="P5">Cumplir los hitos y criterios para el desarrollo de un proyecto de software libre establecido por <text:s/>pili y mili en el libro titititti</text:p>
          <text:list>
            <text:list-item>
              <text:p text:style-name="P5">Elegir un nombre.</text:p>
            </text:list-item>
            <text:list-item>
              <text:p text:style-name="P5"/>
            </text:list-item>
            <text:list-item>
              <text:p text:style-name="P5"/>
            </text:list-item>
          </text:list>
        </text:list-item>
        <text:list-item>
          <text:p text:style-name="P5">Facilitar con el diseño de la plataforma la generación de datos (debido a la transparencia) para diversos estudios.</text:p>
        </text:list-item>
        <text:list-item>
          <text:p text:style-name="P5">Desarrollar una plataforma federativa</text:p>
        </text:list-item>
        <text:list-item>
          <text:p text:style-name="P5">Licenciar el proyecto con cc.</text:p>
        </text:list-item>
      </text:list>
      <text:p text:style-name="List_20_Paragraph"/>
      <text:p text:style-name="P6"/>
      <text:p text:style-name="P16"><text:span text:style-name="T3">DISEÑO E IMPLEMENTACIÓN</text:span></text:p>
      <text:p text:style-name="P17"/>
      <text:list xml:id="list604267817" text:style-name="WWNum9">
        <text:list-item>
          <text:p text:style-name="P8">Entorno de desarrollo (3 días) Montar la plataforma, cómo lo voy a hacer.</text:p>
        </text:list-item>
        <text:list-item>
          <text:p text:style-name="P8">Creación diagrama entidad-relación. Base de datos. Desglose del proyecto. (2 día)</text:p>
        </text:list-item>
        <text:list-item>
          <text:p text:style-name="P8">Diagrama de clases. (2 días)</text:p>
        </text:list-item>
        <text:list-item>
          <text:p text:style-name="P8">Desarrollo. (14 semanas) Con navidades de por medio.</text:p>
          <text:list>
            <text:list-item>
              <text:p text:style-name="P8"><text:soft-page-break/>Gestión de usuarios. (2 semanas)</text:p>
            </text:list-item>
            <text:list-item>
              <text:p text:style-name="P8">Gestión de transacciones.( 6 semanas)</text:p>
              <text:list>
                <text:list-item>
                  <text:p text:style-name="P8">Búsquedas.</text:p>
                </text:list-item>
                <text:list-item>
                  <text:p text:style-name="P8">Conceder crédito.</text:p>
                </text:list-item>
                <text:list-item>
                  <text:p text:style-name="P8">Recibir crédito.</text:p>
                </text:list-item>
              </text:list>
            </text:list-item>
            <text:list-item>
              <text:p text:style-name="P8">Diseño de la aplicación. (2 semanas)</text:p>
            </text:list-item>
            <text:list-item>
              <text:p text:style-name="P8">Documentación. (blog una vez a la semana)</text:p>
            </text:list-item>
            <text:list-item>
              <text:p text:style-name="P8">Seguridad (4 semanas)</text:p>
              <text:list>
                <text:list-item>
                  <text:p text:style-name="P8">Firmas de los usuarios. </text:p>
                </text:list-item>
                <text:list-item>
                  <text:p text:style-name="P8">Encriptación. </text:p>
                </text:list-item>
              </text:list>
            </text:list-item>
          </text:list>
        </text:list-item>
        <text:list-item>
          <text:p text:style-name="P8">Resultados y pruebas (marzo y abril) Ficticio. </text:p>
          <text:list>
            <text:list-item>
              <text:p text:style-name="P8">Dar de alta usuario, perfil, que pueda prestar dinero a un tipo de interés. (2 semanas)</text:p>
            </text:list-item>
            <text:list-item>
              <text:p text:style-name="P8">Qué pueda buscar créditos de distintas personas. (2 semanas)</text:p>
            </text:list-item>
            <text:list-item>
              <text:p text:style-name="P8">Pruebas de concesión de créditos. (2 semanas)</text:p>
            </text:list-item>
            <text:list-item>
              <text:p text:style-name="P8">(2 semanas) de margen de error.</text:p>
            </text:list-item>
            <text:list-item>
              <text:p text:style-name="P8">…..</text:p>
            </text:list-item>
          </text:list>
        </text:list-item>
        <text:list-item>
          <text:p text:style-name="P8">Conclusiones y trabajos futuros. (Mayo) </text:p>
        </text:list-item>
      </text:list>
      <text:p text:style-name="P7"/>
      <text:p text:style-name="P18">Conclusiones: (2 semanas)</text:p>
      <text:list xml:id="list1712227851" text:continue-numbering="true" text:style-name="WWNum9">
        <text:list-item>
          <text:list>
            <text:list-item>
              <text:p text:style-name="P8">Problemas, soluciones y dificultades de los objetivos:</text:p>
            </text:list-item>
            <text:list-item>
              <text:p text:style-name="P19">Planificar la visibilidad del proyecto (Pensar en: Hacer la web en la que se haga visible el proyecto. Redes sociales.</text:p>
            </text:list-item>
            <text:list-item>
              <text:p text:style-name="P19">Cumplir los hitos y criterios para el desarrollo de un proyecto de software libre establecido por <text:s/>pili y mili en el libro titititti: Elegir un nombre….</text:p>
            </text:list-item>
            <text:list-item>
              <text:p text:style-name="P19">Generar una comunidad. </text:p>
            </text:list-item>
            <text:list-item>
              <text:p text:style-name="P19">Facilitar con el diseño de la plataforma la generación de datos (debido a la transparencia) para diversos estudios.</text:p>
            </text:list-item>
            <text:list-item>
              <text:p text:style-name="P19"><text:soft-page-break/>Desarrollar una plataforma federativa</text:p>
            </text:list-item>
            <text:list-item>
              <text:p text:style-name="P19">Licenciar el proyecto con cc.</text:p>
            </text:list-item>
          </text:list>
        </text:list-item>
      </text:list>
      <text:p text:style-name="Standard">Trabajos futuros: (1 semana)</text:p>
      <text:list xml:id="list756297437" text:style-name="WWNum11">
        <text:list-item>
          <text:p text:style-name="P9">Incorporar un sistema de cadena de favores.</text:p>
        </text:list-item>
        <text:list-item>
          <text:p text:style-name="P9">Investigaciones de diversa índole fundamentada en los datos transparentes que genere la plataforma.</text:p>
        </text:list-item>
        <text:list-item>
          <text:p text:style-name="P9">Crear una comunidad alrededor del proyecto. Darle visibilidad al proyecto.</text:p>
        </text:list-item>
        <text:list-item>
          <text:p text:style-name="P9">Probarlo en el mundo real.</text:p>
        </text:list-item>
        <text:list-item>
          <text:p text:style-name="P9">Que sea un paquete de software para distintas plataformas.</text:p>
        </text:list-item>
        <text:list-item>
          <text:p text:style-name="P9">Crear un cliente android para la plataforma.</text:p>
        </text:list-item>
        <text:list-item>
          <text:p text:style-name="P9">Traducciones.</text:p>
        </text:list-item>
      </text:list>
      <text:p text:style-name="Standard">Una semana para revisar todo el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AR PL SungtiL GB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</meta:initial-creator>
    <dc:creator>Io</dc:creator>
    <meta:editing-cycles>4</meta:editing-cycles>
    <meta:creation-date>2012-11-05T18:43:00</meta:creation-date>
    <dc:date>2012-11-05T22:07:00</dc:date>
    <meta:editing-duration>PT3M12S</meta:editing-duration>
    <meta:generator>LibreOffice/3.5$Linux_X86_64 LibreOffice_project/350m1$Build-2</meta:generator>
    <meta:document-statistic meta:table-count="0" meta:image-count="0" meta:object-count="0" meta:page-count="4" meta:paragraph-count="80" meta:word-count="568" meta:character-count="2418" meta:non-whitespace-character-count="2913"/>
    <meta:user-defined meta:name="AppVersion">12.0000</meta:user-defined>
    <meta:user-defined meta:name="Company">I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